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 un script que muestre por pantalla un menú ;</text:p>
      <text:p text:style-name="Standard"/>
      <text:p text:style-name="Standard"><text:s text:c="12"/>“Calculadora”</text:p>
      <text:p text:style-name="Standard"/>
      <text:p text:style-name="Standard"><text:s text:c="12"/>Pulse 1 para sumar</text:p>
      <text:p text:style-name="Standard"/>
      <text:p text:style-name="Standard"><text:s text:c="12"/>Pulse 2 para restar</text:p>
      <text:p text:style-name="Standard"/>
      <text:p text:style-name="Standard"><text:s text:c="12"/>Pulse 3 para multiplicar</text:p>
      <text:p text:style-name="Standard"/>
      <text:p text:style-name="Standard"><text:s text:c="12"/>Pulse 4 para dividir</text:p>
      <text:p text:style-name="Standard"/>
      <text:p text:style-name="Standard"><text:s text:c="12"/>Pulse 5 para obtener el módulo</text:p>
      <text:p text:style-name="Standard"/>
      <text:p text:style-name="Standard"><text:s text:c="12"/>Pulse 6 para salir</text:p>
      <text:p text:style-name="Standard"/>
      <text:p text:style-name="Standard"><text:s text:c="12"/>En función de la opción seleccionada realizará la operación y si pulsa la opción 6, con el botón confirm preguntar si está seguro de salir, si es que si cerrará la ventana si es que no, se volverá a elegir una opción del menú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01:54.071314679</meta:creation-date>
    <dc:date>2023-10-03T19:08:36.981019993</dc:date>
    <meta:editing-duration>PT2M14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9" meta:word-count="81" meta:character-count="517" meta:non-whitespace-character-count="348"/>
  </office:meta>
</office:document-meta>
</file>